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top-10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1">
          <table:table-cell office:value-type="string" calcext:value-type="string">
            <text:p>openfoodfact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22:29:58.0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22:30:09.449000000</dc:date>
    <meta:editing-duration>PT3H30M10S</meta:editing-duration>
    <meta:editing-cycles>16</meta:editing-cycles>
    <meta:generator>LibreOffice/7.2.7.2$Windows_X86_64 LibreOffice_project/8d71d29d553c0f7dcbfa38fbfda25ee34cce99a2</meta:generator>
    <meta:document-statistic meta:table-count="2" meta:cell-count="38" meta:object-count="0"/>
  </office:meta>
</office:document-meta>
</file>